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229f" officeooo:paragraph-rsid="0014229f"/>
    </style:style>
    <style:style style:name="P2" style:family="paragraph" style:parent-style-name="Text_20_body">
      <style:text-properties officeooo:paragraph-rsid="00152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otace a Osnova</text:p>
      <text:h text:style-name="Heading_20_1" text:outline-level="1">Anotace</text:h>
      <text:p text:style-name="P1">Cílem mé maturitní práce je stvořit hru v herním enginu a vysvětlit postup tvoření dané hry a práce s enginem.</text:p>
      <text:h text:style-name="Heading_20_1" text:outline-level="1">Osnova<text:tab/></text:h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2:10:44.098637945</meta:creation-date>
    <dc:date>2023-10-04T12:22:16.501878403</dc:date>
    <meta:editing-duration>PT11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5" meta:character-count="140" meta:non-whitespace-character-count="118"/>
  </office:meta>
</office:document-meta>
</file>